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Times New Roman1" fo:font-size="18pt" fo:language="pt" fo:country="BR" fo:font-weight="normal" officeooo:rsid="00177a03" officeooo:paragraph-rsid="00177a03" style:font-size-asian="15.75pt" style:font-weight-asian="normal" style:font-size-complex="18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Times New Roman1" fo:font-size="20pt" fo:language="pt" fo:country="BR" fo:font-weight="bold" officeooo:rsid="001590eb" officeooo:paragraph-rsid="001590eb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20pt" fo:language="pt" fo:country="BR" fo:font-weight="bold" officeooo:rsid="00188942" officeooo:paragraph-rsid="00188942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line-height="150%" fo:text-align="center" style:justify-single-word="false"/>
      <style:text-properties style:font-name="Times New Roman1" fo:font-size="20pt" fo:language="pt" fo:country="BR" fo:font-weight="bold" officeooo:rsid="0019426a" officeooo:paragraph-rsid="0019426a" style:font-size-asian="17.5pt" style:font-weight-asian="bold" style:font-size-complex="20pt" style:font-weight-complex="bold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Times New Roman1" fo:font-size="20pt" fo:language="pt" fo:country="BR" fo:font-weight="normal" officeooo:rsid="001c5447" officeooo:paragraph-rsid="001c5447" style:font-size-asian="20pt" style:font-weight-asian="normal" style:font-size-complex="20pt" style:font-weight-complex="normal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Times New Roman1" fo:language="pt" fo:country="BR" officeooo:paragraph-rsid="0019426a"/>
    </style:style>
    <style:style style:name="P7" style:family="paragraph" style:parent-style-name="Text_20_body">
      <style:paragraph-properties fo:text-align="center" style:justify-single-word="false"/>
      <style:text-properties fo:font-size="20pt" fo:language="pt" fo:country="BR" fo:font-weight="bold" officeooo:rsid="001590eb" officeooo:paragraph-rsid="001590eb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fo:font-size="20pt" fo:language="pt" fo:country="BR" officeooo:paragraph-rsid="001f7c9c" style:font-size-asian="20pt" style:font-size-complex="20pt"/>
    </style:style>
    <style:style style:name="P9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language="pt" fo:country="BR" style:text-underline-style="none" style:text-blinking="false" fo:background-color="transparent" loext:padding="0in" loext:border="none"/>
    </style:style>
    <style:style style:name="P10" style:family="paragraph" style:parent-style-name="Text_20_body">
      <style:text-properties fo:language="pt" fo:country="BR"/>
    </style:style>
    <style:style style:name="P11" style:family="paragraph" style:parent-style-name="Text_20_body">
      <style:paragraph-properties fo:line-height="150%" fo:text-align="start" style:justify-single-word="false"/>
      <style:text-properties fo:language="pt" fo:country="BR" officeooo:paragraph-rsid="0019426a"/>
    </style:style>
    <style:style style:name="P12" style:family="paragraph" style:parent-style-name="Text_20_body">
      <style:paragraph-properties fo:margin-top="0in" fo:margin-bottom="0in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fo:font-size="16pt" fo:language="pt" fo:country="BR" style:text-underline-style="none" fo:font-weight="bold" officeooo:rsid="001590eb" officeooo:paragraph-rsid="001590eb" style:text-blinking="false" fo:background-color="transparent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margin-top="0in" fo:margin-bottom="0in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20pt" fo:language="pt" fo:country="BR" fo:font-style="normal" style:text-underline-style="none" fo:font-weight="bold" officeooo:rsid="001590eb" officeooo:paragraph-rsid="001590eb" style:text-blinking="false" fo:background-color="transparent" style:font-size-asian="20pt" style:font-size-complex="20pt"/>
    </style:style>
    <style:style style:name="P14" style:family="paragraph" style:parent-style-name="Text_20_body">
      <style:paragraph-properties fo:margin-top="0in" fo:margin-bottom="0in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language="pt" fo:country="BR" fo:font-style="normal" style:text-underline-style="none" fo:font-weight="bold" officeooo:paragraph-rsid="001590eb" style:text-blinking="false" fo:background-color="transparent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top="0in" fo:margin-bottom="0in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language="pt" fo:country="BR" fo:font-style="normal" style:text-underline-style="none" fo:font-weight="normal" officeooo:rsid="001590eb" officeooo:paragraph-rsid="001590eb" style:text-blinking="false" fo:background-color="transparent" style:font-size-asian="16pt" style:font-weight-asian="normal" style:font-size-complex="16pt" style:font-weight-complex="normal"/>
    </style:style>
    <style:style style:name="P16" style:family="paragraph" style:parent-style-name="Text_20_body">
      <style:paragraph-properties fo:margin-top="0in" fo:margin-bottom="0in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language="pt" fo:country="BR" fo:font-style="normal" style:text-underline-style="none" fo:font-weight="normal" style:text-blinking="false" fo:background-color="transparent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1" fo:language="pt" fo:country="BR"/>
    </style:style>
    <style:style style:name="P18" style:family="paragraph" style:parent-style-name="Text_20_body">
      <style:paragraph-properties fo:margin-top="0in" fo:margin-bottom="0in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20pt" fo:language="pt" fo:country="BR" fo:font-style="normal" style:text-underline-style="none" fo:font-weight="bold" officeooo:rsid="001590eb" officeooo:paragraph-rsid="001590eb" style:text-blinking="false" fo:background-color="transparent" style:font-size-asian="20pt" style:font-size-complex="20pt"/>
    </style:style>
    <style:style style:name="P19" style:family="paragraph" style:parent-style-name="Text_20_body" style:list-style-name="L1">
      <style:paragraph-properties fo:line-height="150%" fo:text-align="start" style:justify-single-word="false"/>
      <style:text-properties style:font-name="Times New Roman1" fo:font-size="20pt" fo:language="pt" fo:country="BR" fo:font-weight="normal" officeooo:rsid="0019426a" officeooo:paragraph-rsid="0019426a" style:font-size-asian="20pt" style:font-weight-asian="normal" style:font-size-complex="20pt" style:font-weight-complex="normal"/>
    </style:style>
    <style:style style:name="P20" style:family="paragraph" style:parent-style-name="Text_20_body" style:list-style-name="L1">
      <style:paragraph-properties fo:line-height="150%" fo:text-align="start" style:justify-single-word="false"/>
      <style:text-properties style:font-name="Times New Roman1" fo:font-size="20pt" fo:language="pt" fo:country="BR" officeooo:rsid="001ab4c9" officeooo:paragraph-rsid="001f7c9c" style:font-size-asian="20pt" style:font-size-complex="20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Times New Roman1" fo:font-size="20pt" fo:language="pt" fo:country="BR" officeooo:rsid="001ab4c9" officeooo:paragraph-rsid="001f7c9c" style:font-size-asian="20pt" style:font-size-complex="20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Times New Roman1" fo:font-size="18pt" fo:language="pt" fo:country="BR" fo:font-weight="normal" officeooo:rsid="001da38a" officeooo:paragraph-rsid="001da38a" style:font-size-asian="15.75pt" style:font-weight-asian="normal" style:font-size-complex="18pt" style:font-weight-complex="normal"/>
    </style:style>
    <style:style style:name="T1" style:family="text">
      <style:text-properties officeooo:rsid="001590eb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fo:font-size="18pt" officeooo:rsid="001da38a" style:font-size-asian="15.75pt" style:font-size-complex="18pt"/>
    </style:style>
    <style:style style:name="T4" style:family="text">
      <style:text-properties fo:font-size="18pt" officeooo:rsid="001f7c9c" style:font-size-asian="15.75pt" style:font-size-complex="18pt"/>
    </style:style>
    <style:style style:name="T5" style:family="text">
      <style:text-properties fo:font-size="18pt" officeooo:rsid="0022af5b" style:font-size-asian="15.75pt" style:font-size-complex="18pt"/>
    </style:style>
    <style:style style:name="T6" style:family="text">
      <style:text-properties fo:font-size="18pt" fo:font-weight="normal" officeooo:rsid="0017f2c3" style:font-size-asian="15.75pt" style:font-weight-asian="normal" style:font-size-complex="18pt" style:font-weight-complex="normal"/>
    </style:style>
    <style:style style:name="T7" style:family="text">
      <style:text-properties fo:font-size="18pt" fo:font-weight="normal" officeooo:rsid="00177a03" style:font-size-asian="15.75pt" style:font-weight-asian="normal" style:font-size-complex="18pt" style:font-weight-complex="normal"/>
    </style:style>
    <style:style style:name="T8" style:family="text">
      <style:text-properties fo:font-size="18pt" fo:font-weight="normal" officeooo:rsid="0019426a" style:font-size-asian="15.75pt" style:font-weight-asian="normal" style:font-size-complex="18pt" style:font-weight-complex="normal"/>
    </style:style>
    <style:style style:name="T9" style:family="text">
      <style:text-properties fo:font-size="18pt" fo:font-weight="normal" officeooo:rsid="00188942" style:font-size-asian="15.75pt" style:font-weight-asian="normal" style:font-size-complex="18pt" style:font-weight-complex="normal"/>
    </style:style>
    <style:style style:name="T10" style:family="text">
      <style:text-properties fo:font-size="18pt" fo:font-weight="normal" officeooo:rsid="001f7c9c" style:font-size-asian="15.75pt" style:font-weight-asian="normal" style:font-size-complex="18pt" style:font-weight-complex="normal"/>
    </style:style>
    <style:style style:name="T11" style:family="text">
      <style:text-properties fo:font-size="18pt" fo:font-weight="normal" officeooo:rsid="0020a996" style:font-size-asian="15.75pt" style:font-weight-asian="normal" style:font-size-complex="18pt" style:font-weight-complex="normal"/>
    </style:style>
    <style:style style:name="T12" style:family="text">
      <style:text-properties fo:font-size="18pt" fo:font-weight="normal" officeooo:rsid="00222991" style:font-size-asian="15.75pt" style:font-weight-asian="normal" style:font-size-complex="18pt" style:font-weight-complex="normal"/>
    </style:style>
    <style:style style:name="T13" style:family="text">
      <style:text-properties officeooo:rsid="0017f2c3"/>
    </style:style>
    <style:style style:name="T14" style:family="text">
      <style:text-properties officeooo:rsid="00188942"/>
    </style:style>
    <style:style style:name="T15" style:family="text">
      <style:text-properties style:font-name="Times New Roman1" fo:font-size="18pt" fo:font-weight="normal" officeooo:rsid="0019426a" style:font-size-asian="15.75pt" style:font-weight-asian="normal" style:font-size-complex="18pt" style:font-weight-complex="normal"/>
    </style:style>
    <style:style style:name="T16" style:family="text">
      <style:text-properties style:font-name="Times New Roman1" fo:font-size="18pt" fo:font-weight="normal" officeooo:rsid="001ab4c9" style:font-size-asian="15.75pt" style:font-weight-asian="normal" style:font-size-complex="18pt" style:font-weight-complex="normal"/>
    </style:style>
    <style:style style:name="T17" style:family="text">
      <style:text-properties style:font-name="Times New Roman1" fo:font-size="18pt" fo:font-weight="normal" officeooo:rsid="001c5447" style:font-size-asian="15.75pt" style:font-weight-asian="normal" style:font-size-complex="18pt" style:font-weight-complex="normal"/>
    </style:style>
    <style:style style:name="T18" style:family="text">
      <style:text-properties style:font-name="Times New Roman1" fo:font-size="18pt" fo:font-weight="normal" officeooo:rsid="001f7c9c" style:font-size-asian="15.75pt" style:font-weight-asian="normal" style:font-size-complex="18pt" style:font-weight-complex="normal"/>
    </style:style>
    <style:style style:name="T19" style:family="text">
      <style:text-properties style:font-name="Times New Roman1" fo:font-size="18pt" fo:font-weight="normal" officeooo:rsid="0020a027" style:font-size-asian="15.75pt" style:font-weight-asian="normal" style:font-size-complex="18pt" style:font-weight-complex="normal"/>
    </style:style>
    <style:style style:name="T20" style:family="text">
      <style:text-properties officeooo:rsid="0020a1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docs-internal-guid-a21c7916-7fff-7c5d-e3ae-f069e0057a31"/></text:p>
      <text:p text:style-name="P13">RELATÓRIO LINGUAGENS DE PROGRAMAÇÃO</text:p>
      <text:p text:style-name="P13">LINGUAGEM GROOVY</text:p>
      <text:p text:style-name="P14">Professor:</text:p>
      <text:p text:style-name="P15">Andrei Rimsa</text:p>
      <text:p text:style-name="P12">Dupla:</text:p>
      <text:p text:style-name="P16">Arthur Severo De Souza</text:p>
      <text:p text:style-name="P16"><text:span text:style-name="T1">Vic</text:span>to<text:span text:style-name="T1">r Le Roy Matos</text:span></text:p>
      <text:p text:style-name="P10"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Introdução</text:p>
      <text:p text:style-name="P1"><text:tab/>A Groovy, que teve sua primeira versão completa lançada para o público em 2007, é uma linguagem de programação orientada a objetos que tem como característica <text:span text:style-name="T20">sua </text:span>extrema compatibilidade com Java. <text:span text:style-name="T13">Hoje, se encontra na fase alfa </text:span><text:span text:style-name="T14">d</text:span><text:span text:style-name="T13">o desenvolvimento de sua versão 4.0 e tem suporte contínuo para o </text:span><text:span text:style-name="T14">modelo</text:span><text:span text:style-name="T13"> 3.0 anterior, que é adotado por nomes como o LinkedIn e Gradle.</text:span></text:p>
      <text:p text:style-name="P3">Motivação</text:p>
      <text:p text:style-name="P6"><text:span text:style-name="T10"><text:tab/></text:span><text:span text:style-name="T6">Desde o início de seu desenvolvimento</text:span><text:span text:style-name="T11"> por</text:span><text:span text:style-name="T7"> James Strachan, </text:span><text:span text:style-name="T6">em 2003,</text:span><text:span text:style-name="T7"> </text:span><text:span text:style-name="T6">a linguagem foi idealizada como</text:span><text:span text:style-name="T7"> uma alternativa à seu parente mais popular</text:span><text:span text:style-name="T6">.</text:span><text:span text:style-name="T7"> </text:span><text:span text:style-name="T11">É</text:span><text:span text:style-name="T7"> compilada em bytecode </text:span><text:span text:style-name="T11">Java</text:span><text:span text:style-name="T7"> próprio para ser interpretado em uma JVM (Java Virtual Machine) </text:span><text:span text:style-name="T11">e tem sintaxe facilmente integrável em projetos desenvolvidos na linguagem</text:span><text:span text:style-name="T6">. Strachan abandonou o projeto antes de seu lançamento oficial, mas em 2008 a linguagem já era reconhecid</text:span><text:span text:style-name="T8">a</text:span><text:span text:style-name="T6"> por ter recebido o primeiro lugar do prêmio JAX de inovação em software e acabou sendo comprada pela SpringSource, que </text:span><text:span text:style-name="T9">por sua vez</text:span><text:span text:style-name="T6"> foi comprada pela VMWare em 2009, </text:span><text:span text:style-name="T12">que foi responsável pelo lançamento da versão 2.0 em 2012.</text:span><text:span text:style-name="T11"> </text:span><text:span text:style-name="T12">E</text:span><text:span text:style-name="T11">m 2015, teve seu patrocínio dissolvido pela </text:span><text:span text:style-name="T12">empresa</text:span><text:span text:style-name="T11"> e passou a integrar o projeto de incubação da Apa</text:span><text:span text:style-name="T12">che Software Foundation</text:span><text:span text:style-name="T11"> até ser promovido à um projeto top-level </text:span><text:span text:style-name="T12">no final do ano.</text:span></text:p>
      <text:p text:style-name="P4"><text:soft-page-break/><text:span text:style-name="T13">C</text:span>aracterísticas da linguagem</text:p>
      <text:list xml:id="list2702451636" text:style-name="L1">
        <text:list-item>
          <text:p text:style-name="P19">Orientada a objetos</text:p>
        </text:list-item>
      </text:list>
      <text:p text:style-name="P11"><text:span text:style-name="T15"><text:tab/></text:span><text:span text:style-name="T16">Muito utilizad</text:span><text:span text:style-name="T17">os</text:span><text:span text:style-name="T16"> no mercado em geral, os conceitos de orientação a objetos </text:span><text:span text:style-name="T17">são</text:span><text:span text:style-name="T16"> o que rege</text:span><text:span text:style-name="T17">m</text:span><text:span text:style-name="T16"> todo o funcionamento da linguagem Groovy.</text:span></text:p>
      <text:list xml:id="list161350110842830" text:continue-numbering="true" text:style-name="L1">
        <text:list-item>
          <text:p text:style-name="P20">Compactabilidade</text:p>
        </text:list-item>
      </text:list>
      <text:p text:style-name="P8"><text:span text:style-name="T16"><text:tab/></text:span><text:span text:style-name="T18">Uma grande vantagem que a Groovy tem em comparação com Java se encontra no minimalismo. O aprendizado é simplificado devido a menor quantidade de dependências que, inevitavelmente, surgem durante o desenvolvimento Java. Portanto, alguém que queira aprender a programação em Groovy </text:span><text:span text:style-name="T19">pode começar com o básico do Java e seguir para níveis mais avançados com menos dificuldade.</text:span></text:p>
      <text:list xml:id="list161348503428406" text:continue-numbering="true" text:style-name="L1">
        <text:list-item>
          <text:p text:style-name="P19">Mutualmente estática e dinâmica</text:p>
        </text:list-item>
      </text:list>
      <text:p text:style-name="P5"><text:tab/><text:span text:style-name="T2">Um ponto curioso da Groovy é a possibilidade de desenvolver código dinamicamente enquanto se baseia na escrita estática de código, técnica que não é empregada em Java. </text:span><text:span text:style-name="T3">A dinamicidade da linguagem </text:span><text:span text:style-name="T4">possibilita</text:span><text:span text:style-name="T3"> que dados usualmente tratados de forma estática (em tempo de compilação) sejam resolvidos durante a </text:span><text:soft-page-break/><text:span text:style-name="T3">execução do program</text:span><text:span text:style-name="T5">a</text:span><text:span text:style-name="T3"> </text:span><text:span text:style-name="T4">permitindo, por exemplo, o tratamento de invocações de métodos inexistentes.</text:span></text:p>
      <text:p text:style-name="P22"><text:tab/>Para que a técnica fosse implementada com sucesso foi necessário contornar a forma estática do bytecode Java, portanto, foi desenvolvido o MOP (Meta Object Protocol), que é uma camada extra de tratamento de código que atua entre a descoberta e o uso de elementos de um objeto instanciado (atributo ou método) de forma a tratar as particularidades da programação dinâmica apontadas pelo programador.</text:p>
      <text:p text:style-name="P21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0T14:14:33.745000000</meta:creation-date>
    <dc:date>2021-08-10T16:13:47.782000000</dc:date>
    <meta:editing-duration>PT10M7S</meta:editing-duration>
    <meta:editing-cycles>5</meta:editing-cycles>
    <meta:generator>LibreOffice/7.1.3.2$Windows_X86_64 LibreOffice_project/47f78053abe362b9384784d31a6e56f8511eb1c1</meta:generator>
    <meta:document-statistic meta:table-count="0" meta:image-count="0" meta:object-count="0" meta:page-count="4" meta:paragraph-count="20" meta:word-count="433" meta:character-count="2740" meta:non-whitespace-character-count="2322"/>
  </office:meta>
</office:document-meta>
</file>